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62000000331CDD73D8046D898A.png" manifest:media-type="image/png"/>
  <manifest:file-entry manifest:full-path="Pictures/1000012B00000A1C000005385A8AD15C973A9F1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gradient" draw:fill-color="#2a6099" draw:secondary-fill-color="#729fcf" draw:fill-gradient-name="Neon_20_Ligh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="gradient" draw:fill-color="#2a6099" draw:fill-gradient-name="Neon_20_Light" draw:gradient-step-count="0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4c7d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aw:fill="solid" draw:fill-color="#b4c7dc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  <style:text-properties fo:font-size="12pt" fo:font-weight="bold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2pt" fo:font-weight="bold" style:font-size-asian="18pt" style:font-size-complex="18pt"/>
    </style:style>
    <style:style style:name="P3" style:family="paragraph">
      <style:text-properties fo:font-size="18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12pt" fo:font-weight="bold" style:font-size-asian="18pt" style:font-size-complex="18pt"/>
    </style:style>
    <style:style style:name="P7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3d:scene draw:style-name="gr1" svg:width="3.556cm" svg:height="3.556cm" svg:x="3.794cm" svg:y="13.345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2" draw:layer="layout"/>
            </dr3d:scene>
            <draw:frame draw:style-name="gr3" draw:text-style-name="P2" draw:layer="layout" svg:width="3.048cm" svg:height="1.27cm" svg:x="4.048cm" svg:y="14.388cm">
              <draw:text-box>
                <text:p text:style-name="P1"><text:span text:style-name="T1">Banyan Component</text:span></text:p>
              </draw:text-box>
            </draw:frame>
          </draw:g>
          <draw:g>
            <dr3d:scene draw:style-name="gr1" svg:width="3.556cm" svg:height="3.556cm" svg:x="3.54cm" svg:y="2.525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2" draw:layer="layout"/>
            </dr3d:scene>
            <draw:frame draw:style-name="gr3" draw:text-style-name="P2" draw:layer="layout" svg:width="3.048cm" svg:height="1.27cm" svg:x="3.794cm" svg:y="3.568cm">
              <draw:text-box>
                <text:p text:style-name="P1"><text:span text:style-name="T1">Banyan Component</text:span></text:p>
              </draw:text-box>
            </draw:frame>
          </draw:g>
        </draw:g>
        <draw:g>
          <dr3d:scene draw:style-name="gr4" svg:width="10.287cm" svg:height="10.287cm" svg:x="9.02cm" svg:y="4.46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frame draw:style-name="gr6" draw:text-style-name="P4" draw:layer="layout" svg:width="6.223cm" svg:height="1.673cm" svg:x="11.195cm" svg:y="6.421cm">
            <draw:text-box>
              <text:p text:style-name="P3"><text:span text:style-name="T2">Banyan Backplane</text:span></text:p>
            </draw:text-box>
          </draw:frame>
          <dr3d:scene draw:style-name="gr7" svg:width="3.556cm" svg:height="3.556cm" svg:x="12.528cm" svg:y="7.83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9" draw:text-style-name="P4" draw:layer="layout" svg:width="2.016cm" svg:height="1.397cm" svg:x="13.298cm" svg:y="8.961cm">
            <draw:text-box>
              <text:p text:style-name="P3">ZMQ</text:p>
            </draw:text-box>
          </draw:frame>
        </draw:g>
        <draw:g>
          <draw:g>
            <dr3d:scene draw:style-name="gr1" svg:width="3.556cm" svg:height="3.556cm" svg:x="21.231cm" svg:y="13.345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2" draw:layer="layout"/>
            </dr3d:scene>
            <draw:frame draw:style-name="gr3" draw:text-style-name="P2" draw:layer="layout" svg:width="3.048cm" svg:height="1.27cm" svg:x="21.485cm" svg:y="14.388cm">
              <draw:text-box>
                <text:p text:style-name="P1"><text:span text:style-name="T1">Banyan Component</text:span></text:p>
              </draw:text-box>
            </draw:frame>
          </draw:g>
          <draw:g>
            <dr3d:scene draw:style-name="gr1" svg:width="3.556cm" svg:height="3.556cm" svg:x="20.977cm" svg:y="2.525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2" draw:layer="layout"/>
            </dr3d:scene>
            <draw:frame draw:style-name="gr3" draw:text-style-name="P2" draw:layer="layout" svg:width="3.048cm" svg:height="1.27cm" svg:x="21.231cm" svg:y="3.568cm">
              <draw:text-box>
                <text:p text:style-name="P1"><text:span text:style-name="T1">Banyan Component</text:span></text:p>
              </draw:text-box>
            </draw:frame>
          </draw:g>
        </draw:g>
        <draw:g>
          <draw:frame draw:style-name="gr10" draw:text-style-name="P5" draw:layer="layout" svg:width="2.045cm" svg:height="1.055cm" draw:transform="rotate (0.837932573882478) translate (19.168cm 6.203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  <draw:frame draw:style-name="gr10" draw:text-style-name="P5" draw:layer="layout" svg:width="1.984cm" svg:height="1.024cm" draw:transform="rotate (-2.35898701699554) translate (20.09cm 6.631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</draw:g>
        <draw:g>
          <draw:frame draw:style-name="gr10" draw:text-style-name="P5" draw:layer="layout" svg:width="2.045cm" svg:height="1.055cm" draw:transform="rotate (0.837932573882478) translate (19.169cm 6.204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  <draw:frame draw:style-name="gr10" draw:text-style-name="P5" draw:layer="layout" svg:width="1.984cm" svg:height="1.024cm" draw:transform="rotate (-2.35898701699554) translate (20.091cm 6.632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</draw:g>
        <draw:g>
          <draw:frame draw:style-name="gr10" draw:text-style-name="P5" draw:layer="layout" svg:width="2.045cm" svg:height="1.055cm" draw:transform="rotate (0.752411440534755) translate (7.88cm 12.386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  <draw:frame draw:style-name="gr10" draw:text-style-name="P5" draw:layer="layout" svg:width="1.984cm" svg:height="1.024cm" draw:transform="rotate (-2.44450815034326) translate (8.762cm 12.891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</draw:g>
        <draw:g>
          <draw:frame draw:style-name="gr10" draw:text-style-name="P5" draw:layer="layout" svg:width="2.045cm" svg:height="1.055cm" draw:transform="rotate (-0.69254664719135) translate (8.443cm 5.971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  <draw:frame draw:style-name="gr10" draw:text-style-name="P5" draw:layer="layout" svg:width="1.984cm" svg:height="1.024cm" draw:transform="rotate (2.39371906911022) translate (8.052cm 6.91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</draw:g>
        <draw:g>
          <draw:frame draw:style-name="gr10" draw:text-style-name="P5" draw:layer="layout" svg:width="2.045cm" svg:height="1.055cm" draw:transform="rotate (-0.69254664719135) translate (19.864cm 12.575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  <draw:frame draw:style-name="gr10" draw:text-style-name="P5" draw:layer="layout" svg:width="1.984cm" svg:height="1.024cm" draw:transform="rotate (2.39371906911022) translate (19.473cm 13.514cm)">
            <draw:image xlink:href="Pictures/1000012B00000A1C000005385A8AD15C973A9F19.svg" xlink:type="simple" xlink:show="embed" xlink:actuate="onLoad" loext:mime-type="image/svg+xml">
              <text:p/>
            </draw:image>
            <draw:image xlink:href="Pictures/1000020100000062000000331CDD73D8046D898A.png" xlink:type="simple" xlink:show="embed" xlink:actuate="onLoad" loext:mime-type="image/png"/>
          </draw:frame>
        </draw:g>
        <draw:frame draw:style-name="gr11" draw:text-style-name="P7" draw:layer="layout" svg:width="3.429cm" svg:height="0.762cm" svg:x="6.207cm" svg:y="7.858cm">
          <draw:text-box>
            <text:p text:style-name="P6"><text:span text:style-name="T1">Topic/</text:span><text:span text:style-name="T1">Payload</text:span></text:p>
          </draw:text-box>
        </draw:frame>
        <draw:frame draw:style-name="gr11" draw:text-style-name="P7" draw:layer="layout" svg:width="3.429cm" svg:height="0.762cm" svg:x="18.653cm" svg:y="7.858cm">
          <draw:text-box>
            <text:p text:style-name="P6"><text:span text:style-name="T1">Topic/Payload</text:span></text:p>
          </draw:text-box>
        </draw:frame>
        <draw:frame draw:style-name="gr11" draw:text-style-name="P7" draw:layer="layout" svg:width="3.429cm" svg:height="0.762cm" svg:x="6.207cm" svg:y="10.652cm">
          <draw:text-box>
            <text:p text:style-name="P6"><text:span text:style-name="T1">Topic/Payload</text:span></text:p>
          </draw:text-box>
        </draw:frame>
        <draw:frame draw:style-name="gr11" draw:text-style-name="P7" draw:layer="layout" svg:width="3.429cm" svg:height="0.762cm" svg:x="18.653cm" svg:y="10.652cm">
          <draw:text-box>
            <text:p text:style-name="P6"><text:span text:style-name="T1">Topic/Pay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Neon_20_Light" draw:display-name="Neon Light" draw:style="ellipsoid" draw:cx="50%" draw:cy="50%" draw:start-color="#127622" draw:end-color="#ffffff" draw:start-intensity="100%" draw:end-intensity="100%" draw:angle="0" draw:border="15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23:46.312786824</meta:creation-date>
    <dc:date>2019-06-09T13:55:27.500922735</dc:date>
    <meta:editing-duration>P0D</meta:editing-duration>
    <meta:editing-cycles>1</meta:editing-cycles>
    <meta:document-statistic meta:object-count="44"/>
    <meta:generator>LibreOffice/6.2.4.2$Linux_X86_64 LibreOffice_project/20$Build-2</meta:generator>
  </office:meta>
</office:document-meta>
</file>